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c582" officeooo:paragraph-rsid="000ac582"/>
    </style:style>
    <style:style style:name="P2" style:family="paragraph" style:parent-style-name="Standard" style:list-style-name="L5">
      <style:text-properties officeooo:rsid="000ac582" officeooo:paragraph-rsid="000ac582"/>
    </style:style>
    <style:style style:name="P3" style:family="paragraph" style:parent-style-name="Standard" style:list-style-name="L5">
      <style:text-properties officeooo:rsid="000c0322" officeooo:paragraph-rsid="000c0322"/>
    </style:style>
    <style:style style:name="P4" style:family="paragraph" style:parent-style-name="Standard" style:list-style-name="L5">
      <style:text-properties officeooo:rsid="000c9112" officeooo:paragraph-rsid="000c9112"/>
    </style:style>
    <style:style style:name="P5" style:family="paragraph" style:parent-style-name="Standard" style:list-style-name="L5">
      <style:text-properties officeooo:rsid="000c9112" officeooo:paragraph-rsid="001847a7"/>
    </style:style>
    <style:style style:name="P6" style:family="paragraph" style:parent-style-name="Standard">
      <style:text-properties officeooo:rsid="000c9112" officeooo:paragraph-rsid="000c9112"/>
    </style:style>
    <style:style style:name="P7" style:family="paragraph" style:parent-style-name="Standard">
      <style:text-properties fo:font-weight="bold" officeooo:rsid="000ac582" officeooo:paragraph-rsid="000ac582" style:font-weight-asian="bold" style:font-weight-complex="bold"/>
    </style:style>
    <style:style style:name="P8" style:family="paragraph" style:parent-style-name="Standard">
      <style:text-properties fo:font-weight="bold" officeooo:rsid="000e0118" officeooo:paragraph-rsid="000e0118" style:font-weight-asian="bold" style:font-weight-complex="bold"/>
    </style:style>
    <style:style style:name="P9" style:family="paragraph" style:parent-style-name="Standard">
      <style:text-properties fo:font-weight="bold" officeooo:rsid="001310fd" officeooo:paragraph-rsid="001310fd" style:font-weight-asian="bold" style:font-weight-complex="bold"/>
    </style:style>
    <style:style style:name="P10" style:family="paragraph" style:parent-style-name="Standard" style:list-style-name="L6">
      <style:text-properties fo:font-weight="normal" officeooo:rsid="000f50ee" officeooo:paragraph-rsid="000f50ee" style:font-weight-asian="normal" style:font-weight-complex="normal"/>
    </style:style>
    <style:style style:name="P11" style:family="paragraph" style:parent-style-name="Standard" style:list-style-name="L6">
      <style:text-properties fo:font-weight="normal" officeooo:rsid="001103c4" officeooo:paragraph-rsid="001103c4" style:font-weight-asian="normal" style:font-weight-complex="normal"/>
    </style:style>
    <style:style style:name="P12" style:family="paragraph" style:parent-style-name="Standard" style:list-style-name="L6">
      <style:text-properties fo:font-weight="normal" officeooo:rsid="001103c4" officeooo:paragraph-rsid="00192edc" style:font-weight-asian="normal" style:font-weight-complex="normal"/>
    </style:style>
    <style:style style:name="P13" style:family="paragraph" style:parent-style-name="Standard" style:list-style-name="L6">
      <style:text-properties fo:font-weight="normal" officeooo:rsid="0012ea98" officeooo:paragraph-rsid="0012ea98" style:font-weight-asian="normal" style:font-weight-complex="normal"/>
    </style:style>
    <style:style style:name="P14" style:family="paragraph" style:parent-style-name="Standard">
      <style:text-properties fo:font-weight="normal" officeooo:rsid="0012ea98" officeooo:paragraph-rsid="0012ea98" style:font-weight-asian="normal" style:font-weight-complex="normal"/>
    </style:style>
    <style:style style:name="P15" style:family="paragraph" style:parent-style-name="Standard" style:list-style-name="L7">
      <style:text-properties fo:font-weight="normal" officeooo:rsid="00142925" officeooo:paragraph-rsid="00142925" style:font-weight-asian="normal" style:font-weight-complex="normal"/>
    </style:style>
    <style:style style:name="P16" style:family="paragraph" style:parent-style-name="Standard" style:list-style-name="L7">
      <style:text-properties fo:font-weight="normal" officeooo:rsid="0015d1c3" officeooo:paragraph-rsid="0015d1c3" style:font-weight-asian="normal" style:font-weight-complex="normal"/>
    </style:style>
    <style:style style:name="P17" style:family="paragraph" style:parent-style-name="Standard" style:list-style-name="L7">
      <style:text-properties fo:font-weight="normal" officeooo:rsid="0015d1c3" officeooo:paragraph-rsid="0017a36a" style:font-weight-asian="normal" style:font-weight-complex="normal"/>
    </style:style>
    <style:style style:name="P18" style:family="paragraph" style:parent-style-name="Standard" style:list-style-name="L7">
      <style:text-properties fo:font-weight="normal" officeooo:rsid="0015d1c3" officeooo:paragraph-rsid="00181075" style:font-weight-asian="normal" style:font-weight-complex="normal"/>
    </style:style>
    <style:style style:name="P19" style:family="paragraph" style:parent-style-name="Standard" style:list-style-name="L6">
      <style:text-properties fo:font-weight="normal" officeooo:rsid="000ac582" officeooo:paragraph-rsid="00192edc" style:font-weight-asian="normal" style:font-weight-complex="normal"/>
    </style:style>
    <style:style style:name="P20" style:family="paragraph" style:parent-style-name="Standard" style:list-style-name="L7">
      <style:text-properties fo:font-style="italic" fo:font-weight="normal" officeooo:rsid="0015d1c3" officeooo:paragraph-rsid="00181075" style:font-style-asian="italic" style:font-weight-asian="normal" style:font-style-complex="italic" style:font-weight-complex="normal"/>
    </style:style>
    <style:style style:name="P21" style:family="paragraph" style:parent-style-name="Standard" style:list-style-name="L7">
      <style:text-properties fo:font-style="italic" fo:font-weight="normal" officeooo:rsid="00181075" officeooo:paragraph-rsid="00181075" style:font-style-asian="italic" style:font-weight-asian="normal" style:font-style-complex="italic" style:font-weight-complex="normal"/>
    </style:style>
    <style:style style:name="T1" style:family="text">
      <style:text-properties officeooo:rsid="000c0322"/>
    </style:style>
    <style:style style:name="T2" style:family="text">
      <style:text-properties officeooo:rsid="000c9112"/>
    </style:style>
    <style:style style:name="T3" style:family="text">
      <style:text-properties officeooo:rsid="001019d4"/>
    </style:style>
    <style:style style:name="T4" style:family="text">
      <style:text-properties officeooo:rsid="001103c4"/>
    </style:style>
    <style:style style:name="T5" style:family="text">
      <style:text-properties officeooo:rsid="0011a8aa"/>
    </style:style>
    <style:style style:name="T6" style:family="text">
      <style:text-properties officeooo:rsid="00139200"/>
    </style:style>
    <style:style style:name="T7" style:family="text">
      <style:text-properties officeooo:rsid="0015d1c3"/>
    </style:style>
    <style:style style:name="T8" style:family="text">
      <style:text-properties officeooo:rsid="0017a36a"/>
    </style:style>
    <style:style style:name="T9" style:family="text">
      <style:text-properties officeooo:rsid="00181075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fo:color="#0000c0" style:font-name="Monospace" fo:font-size="10pt" officeooo:rsid="001847a7" style:font-size-asian="10pt"/>
    </style:style>
    <style:style style:name="T12" style:family="text">
      <style:text-properties officeooo:rsid="001847a7"/>
    </style:style>
    <style:style style:name="T13" style:family="text">
      <style:text-properties officeooo:rsid="001ac1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: <text:span text:style-name="T13">a</text:span> dictionary <text:span text:style-name="T13">and </text:span>a cube</text:p>
      <text:p text:style-name="P1">Out<text:span text:style-name="T6">p</text:span>ut: True/False</text:p>
      <text:p text:style-name="P1"/>
      <text:p text:style-name="P7">Sequential program: </text:p>
      <text:list xml:id="list3033483318526752469" text:style-name="L5">
        <text:list-item>
          <text:p text:style-name="P2"><text:span text:style-name="T10">associatedDic </text:span><text:span text:style-name="T11">to tell a dictionary is associated or not.</text:span></text:p>
        </text:list-item>
        <text:list-item>
          <text:p text:style-name="P2">Get each word from the dictionary (word by word).</text:p>
        </text:list-item>
        <text:list-item>
          <text:p text:style-name="P2">Check the association of the word on the cube.</text:p>
          <text:list>
            <text:list-item>
              <text:p text:style-name="P2">Specify possible positions of the fist char of the word on the cube.</text:p>
            </text:list-item>
            <text:list-item>
              <text:p text:style-name="P2">With each position, draw all lines (directions) from it to its neighbors with the length equal to the word length. <text:span text:style-name="T1">Use the word length to calculate the position of the last char of this word (to reduce the number of directions to check the word).</text:span></text:p>
              <text:list>
                <text:list-item>
                  <text:p text:style-name="P3">If this position is inside the cube, keep this line.</text:p>
                </text:list-item>
                <text:list-item>
                  <text:p text:style-name="P3">If it is outside the cube, skip this line (don't check the word with this direction).</text:p>
                </text:list-item>
              </text:list>
            </text:list-item>
            <text:list-item>
              <text:p text:style-name="P5">If a word is <text:span text:style-name="T5">NOT</text:span> found on the cube, return the whole dictionary is NOT associated <text:span text:style-name="T12">(</text:span><text:span text:style-name="T11">associatedDic = false)</text:span>.</text:p>
            </text:list-item>
            <text:list-item>
              <text:p text:style-name="P4">If a word is found on the cube, check the next word in the dictionary.</text:p>
            </text:list-item>
          </text:list>
        </text:list-item>
        <text:list-item>
          <text:p text:style-name="P5">After all words in the dictionary are checked, then return the variable <text:span text:style-name="T12">(</text:span><text:span text:style-name="T11">associatedDic) </text:span>which tell the dictionary is associated or not.</text:p>
        </text:list-item>
      </text:list>
      <text:p text:style-name="P6"/>
      <text:p text:style-name="P8">Parallel program:</text:p>
      <text:list xml:id="list8781782747227003344" text:style-name="L6">
        <text:list-item>
          <text:p text:style-name="P19"><text:span text:style-name="T10">associatedDic </text:span><text:span text:style-name="T11">to tell a dictionary is associated or not.</text:span></text:p>
        </text:list-item>
        <text:list-item>
          <text:p text:style-name="P10">Get words from the dictionary.</text:p>
        </text:list-item>
        <text:list-item>
          <text:p text:style-name="P10">Each word, create a thread. Then add to the list of threads (maximum n threads).</text:p>
          <text:list>
            <text:list-item>
              <text:p text:style-name="P10">If there are slots in the list, just add the new thread to <text:span text:style-name="T3">it.</text:span></text:p>
            </text:list-item>
            <text:list-item>
              <text:p text:style-name="P10">If the list of threads is full, wait until there are finished threads, remove them and add this new thread to. </text:p>
            </text:list-item>
          </text:list>
        </text:list-item>
        <text:list-item>
          <text:p text:style-name="P10">Each thread will check all directions needed to be check for a word. (the way defines directions is similar as “Sequential program”). <text:span text:style-name="T4">It finishes when all directions are checked and return the response the word is found or not.</text:span></text:p>
          <text:list>
            <text:list-item>
              <text:p text:style-name="P11">If the word is found, the status of the thread is not alive. Than we can remove it out of the list of threads whenever we need to add a new thread.</text:p>
            </text:list-item>
            <text:list-item>
              <text:p text:style-name="P12">If the word is NOT found, <text:span text:style-name="T2">return the whole dictionary is NOT associated (</text:span><text:span text:style-name="T11">associatedDic = false) </text:span><text:span text:style-name="T2">and stops all threads in the list, then remove them out of the list.</text:span></text:p>
            </text:list-item>
          </text:list>
        </text:list-item>
        <text:list-item>
          <text:p text:style-name="P13">The program stop when the list of thread is empty.</text:p>
        </text:list-item>
      </text:list>
      <text:p text:style-name="P14"/>
      <text:p text:style-name="P9">Result </text:p>
      <text:p text:style-name="P9"/>
      <text:list xml:id="list6686481887320243932" text:style-name="L7">
        <text:list-item>
          <text:p text:style-name="P16">With associated dictionary:</text:p>
          <text:list>
            <text:list-item>
              <text:p text:style-name="P15">With the small data <text:span text:style-name="T7">(</text:span> small cube, small dictionary, or short word <text:span text:style-name="T7">) </text:span>=&gt; the Sequential program is faster than Parallel program.</text:p>
            </text:list-item>
            <text:list-item>
              <text:p text:style-name="P15">With the big data (long word, big dictionary) =&gt; the Parallel is faster.</text:p>
            </text:list-item>
          </text:list>
        </text:list-item>
        <text:list-item>
          <text:p text:style-name="P17">With non associated dictionary, the Sequential is always faster than Parallel. Because the generated non associated dictionary, a not found words are on the top (at the beginning) of the dictionary.</text:p>
        </text:list-item>
        <text:list-item>
          <text:p text:style-name="P18"><text:span text:style-name="T8">Detail about the result, you can see in: </text:span></text:p>
          <text:list>
            <text:list-item>
              <text:p text:style-name="P20"><text:span text:style-name="T9">associated_analysis.ods</text:span> </text:p>
            </text:list-item>
            <text:list-item>
              <text:p text:style-name="P21">noassociated_analysis.od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 Nguyen</meta:initial-creator>
    <meta:creation-date>2013-12-22T13:01:39.988054160</meta:creation-date>
    <dc:date>2013-12-22T13:50:56.913413320</dc:date>
    <dc:creator>Anni Nguyen</dc:creator>
    <meta:editing-duration>PT35M18S</meta:editing-duration>
    <meta:editing-cycles>19</meta:editing-cycles>
    <meta:generator>LibreOffice/4.1.3.2$Linux_x86 LibreOffice_project/410m0$Build-2</meta:generator>
    <meta:document-statistic meta:table-count="0" meta:image-count="0" meta:object-count="0" meta:page-count="1" meta:paragraph-count="31" meta:word-count="459" meta:character-count="2471" meta:non-whitespace-character-count="2064"/>
  </office:meta>
</office:document-meta>
</file>